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f2fb1"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officeooo:rsid="000c0074" officeooo:paragraph-rsid="000c0074"/>
    </style:style>
    <style:style style:name="P10" style:family="paragraph" style:parent-style-name="Text_20_body">
      <style:text-properties officeooo:paragraph-rsid="00155e43"/>
    </style:style>
    <style:style style:name="P11" style:family="paragraph" style:parent-style-name="Text_20_body">
      <style:text-properties officeooo:rsid="000b566b" officeooo:paragraph-rsid="000b566b"/>
    </style:style>
    <style:style style:name="P12" style:family="paragraph" style:parent-style-name="Text_20_body">
      <style:text-properties officeooo:paragraph-rsid="00295d6c"/>
    </style:style>
    <style:style style:name="P13" style:family="paragraph" style:parent-style-name="Heading_20_1">
      <style:paragraph-properties fo:break-before="page"/>
      <style:text-properties fo:font-size="14pt" style:font-size-asian="14pt" style:font-size-complex="14pt"/>
    </style:style>
    <style:style style:name="P14" style:family="paragraph" style:parent-style-name="Heading_20_2">
      <style:text-properties fo:font-size="12pt" style:font-size-asian="12pt" style:font-size-complex="12pt"/>
    </style:style>
    <style:style style:name="P15" style:family="paragraph" style:parent-style-name="Heading_20_2">
      <style:text-properties officeooo:rsid="000b566b" officeooo:paragraph-rsid="000b566b"/>
    </style:style>
    <style:style style:name="P16" style:family="paragraph" style:parent-style-name="Text_20_body" style:list-style-name="L1">
      <style:paragraph-properties fo:margin-top="0cm" fo:margin-bottom="0cm" style:contextual-spacing="false" fo:line-height="200%"/>
    </style:style>
    <style:style style:name="P17" style:family="paragraph" style:parent-style-name="Text_20_body">
      <style:text-properties fo:font-size="12pt" officeooo:rsid="002abf13" officeooo:paragraph-rsid="002abf13" style:font-size-asian="12pt" style:font-size-complex="12pt"/>
    </style:style>
    <style:style style:name="P18" style:family="paragraph" style:parent-style-name="Text_20_body" style:list-style-name="L2">
      <style:text-properties fo:font-size="12pt" officeooo:rsid="000f2fb1" officeooo:paragraph-rsid="000f2fb1" style:font-size-asian="12pt" style:font-size-complex="12pt"/>
    </style:style>
    <style:style style:name="P19" style:family="paragraph" style:parent-style-name="Text_20_body" style:list-style-name="L5">
      <style:text-properties fo:font-size="12pt" officeooo:rsid="000f2fb1" officeooo:paragraph-rsid="000f2fb1" style:font-size-asian="12pt" style:font-size-complex="12pt"/>
    </style:style>
    <style:style style:name="P20" style:family="paragraph" style:parent-style-name="Text_20_body" style:list-style-name="L2">
      <style:text-properties fo:font-size="12pt" officeooo:rsid="00106c9d" officeooo:paragraph-rsid="00106c9d" style:font-size-asian="12pt" style:font-size-complex="12pt"/>
    </style:style>
    <style:style style:name="P21" style:family="paragraph" style:parent-style-name="Text_20_body" style:list-style-name="L3">
      <style:text-properties fo:font-size="12pt" officeooo:rsid="00106c9d" officeooo:paragraph-rsid="00106c9d" style:font-size-asian="12pt" style:font-size-complex="12pt"/>
    </style:style>
    <style:style style:name="P22" style:family="paragraph" style:parent-style-name="Text_20_body" style:list-style-name="L2">
      <style:text-properties fo:font-size="12pt" officeooo:rsid="000c0074" officeooo:paragraph-rsid="000f2fb1" style:font-size-asian="12pt" style:font-size-complex="12pt"/>
    </style:style>
    <style:style style:name="P23" style:family="paragraph" style:parent-style-name="Text_20_body" style:list-style-name="L10">
      <style:text-properties fo:font-size="12pt" officeooo:rsid="000c0074" officeooo:paragraph-rsid="000f2fb1" style:font-size-asian="12pt" style:font-size-complex="12pt"/>
    </style:style>
    <style:style style:name="P24" style:family="paragraph" style:parent-style-name="Text_20_body" style:list-style-name="L3">
      <style:text-properties fo:font-size="12pt" officeooo:rsid="000f2fb7" officeooo:paragraph-rsid="000f2fb7" style:font-size-asian="12pt" style:font-size-complex="12pt"/>
    </style:style>
    <style:style style:name="P25" style:family="paragraph" style:parent-style-name="Text_20_body" style:list-style-name="L5">
      <style:text-properties fo:font-size="12pt" officeooo:rsid="000f2fb7" officeooo:paragraph-rsid="000f2fb7" style:font-size-asian="12pt" style:font-size-complex="12pt"/>
    </style:style>
    <style:style style:name="P26" style:family="paragraph" style:parent-style-name="Text_20_body" style:list-style-name="L10">
      <style:text-properties fo:font-size="12pt" officeooo:rsid="000f2fb7" officeooo:paragraph-rsid="000f2fb7" style:font-size-asian="12pt" style:font-size-complex="12pt"/>
    </style:style>
    <style:style style:name="P27" style:family="paragraph" style:parent-style-name="Text_20_body" style:list-style-name="L2">
      <style:text-properties officeooo:rsid="000f2fb1" officeooo:paragraph-rsid="002abf13"/>
    </style:style>
    <style:style style:name="P28" style:family="paragraph" style:parent-style-name="Text_20_body" style:list-style-name="L2">
      <style:text-properties officeooo:rsid="00106c9d" officeooo:paragraph-rsid="002abf13"/>
    </style:style>
    <style:style style:name="P29"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30" style:family="paragraph" style:parent-style-name="Text_20_body" style:list-style-name="L2">
      <style:text-properties officeooo:rsid="000f2fb7" officeooo:paragraph-rsid="002abf13"/>
    </style:style>
    <style:style style:name="P31" style:family="paragraph" style:parent-style-name="Text_20_body" style:list-style-name="L11">
      <style:text-properties officeooo:rsid="000f2fb7" officeooo:paragraph-rsid="000f2fb7"/>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text-properties officeooo:paragraph-rsid="0018442d"/>
    </style:style>
    <style:style style:name="P35" style:family="paragraph" style:parent-style-name="Text_20_body" style:list-style-name="L6">
      <style:text-properties officeooo:rsid="001f31be" officeooo:paragraph-rsid="001f31be"/>
    </style:style>
    <style:style style:name="P36" style:family="paragraph" style:parent-style-name="Text_20_body" style:list-style-name="L8">
      <style:text-properties officeooo:rsid="001f31be" officeooo:paragraph-rsid="001f31be"/>
    </style:style>
    <style:style style:name="P37" style:family="paragraph" style:parent-style-name="Text_20_body" style:list-style-name="L7"/>
    <style:style style:name="P38" style:family="paragraph" style:parent-style-name="Text_20_body" style:list-style-name="L9">
      <style:text-properties officeooo:rsid="001dc3ec" officeooo:paragraph-rsid="001dc3ec"/>
    </style:style>
    <style:style style:name="P39" style:family="paragraph" style:parent-style-name="Text_20_body" style:list-style-name="L9">
      <style:text-properties officeooo:rsid="001e07f8" officeooo:paragraph-rsid="001e07f8"/>
    </style:style>
    <style:style style:name="P40" style:family="paragraph" style:parent-style-name="Text_20_body" style:list-style-name="L11"/>
    <style:style style:name="P41" style:family="paragraph" style:parent-style-name="Text_20_body" style:list-style-name="L12">
      <style:text-properties officeooo:rsid="001c39f5" officeooo:paragraph-rsid="001c39f5"/>
    </style:style>
    <style:style style:name="P42" style:family="paragraph" style:parent-style-name="Text_20_body" style:list-style-name="L15">
      <style:text-properties officeooo:rsid="001c39f5" officeooo:paragraph-rsid="001c39f5"/>
    </style:style>
    <style:style style:name="P43" style:family="paragraph" style:parent-style-name="Text_20_body" style:list-style-name="L16">
      <style:text-properties officeooo:rsid="001c39f5" officeooo:paragraph-rsid="001c39f5"/>
    </style:style>
    <style:style style:name="P44" style:family="paragraph" style:parent-style-name="Text_20_body" style:list-style-name="L17">
      <style:text-properties officeooo:rsid="001c39f5" officeooo:paragraph-rsid="001c39f5"/>
    </style:style>
    <style:style style:name="P45" style:family="paragraph" style:parent-style-name="Text_20_body" style:list-style-name="L18">
      <style:text-properties officeooo:rsid="001c39f5" officeooo:paragraph-rsid="001c39f5"/>
    </style:style>
    <style:style style:name="P46" style:family="paragraph" style:parent-style-name="Text_20_body" style:list-style-name="L13">
      <style:text-properties officeooo:paragraph-rsid="000f8ea1"/>
    </style:style>
    <style:style style:name="P47" style:family="paragraph" style:parent-style-name="Text_20_body" style:list-style-name="L13">
      <style:text-properties officeooo:rsid="000f8ea1" officeooo:paragraph-rsid="000f8ea1"/>
    </style:style>
    <style:style style:name="P48" style:family="paragraph" style:parent-style-name="Text_20_body" style:list-style-name="L14">
      <style:text-properties officeooo:rsid="000f8ea1" officeooo:paragraph-rsid="000f8ea1"/>
    </style:style>
    <style:style style:name="P49" style:family="paragraph" style:parent-style-name="Text_20_body" style:list-style-name="L14">
      <style:text-properties officeooo:paragraph-rsid="000f8ea1"/>
    </style:style>
    <style:style style:name="P50" style:family="paragraph" style:parent-style-name="Text_20_body" style:list-style-name="L17">
      <style:text-properties officeooo:paragraph-rsid="001c39f5"/>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officeooo:rsid="000c0074"/>
    </style:style>
    <style:style style:name="T20" style:family="text">
      <style:text-properties officeooo:rsid="000f2fb1"/>
    </style:style>
    <style:style style:name="T21" style:family="text">
      <style:text-properties officeooo:rsid="000f8ea1"/>
    </style:style>
    <style:style style:name="T22" style:family="text">
      <style:text-properties officeooo:rsid="001c39f5"/>
    </style:style>
    <style:style style:name="T23" style:family="text">
      <style:text-properties officeooo:rsid="001dc3ec"/>
    </style:style>
    <style:style style:name="T24" style:family="text">
      <style:text-properties fo:color="#000080" loext:opacity="100%" fo:font-size="12pt" style:text-underline-style="solid" style:text-underline-width="auto" style:text-underline-color="font-color" style:font-size-asian="12pt" style:font-size-complex="12pt"/>
    </style:style>
    <style:style style:name="T25" style:family="text">
      <style:text-properties fo:color="#000080" loext:opacity="100%" fo:font-size="12pt" style:text-underline-style="solid" style:text-underline-width="auto" style:text-underline-color="font-color" officeooo:rsid="002abf13" style:font-size-asian="12pt" style:font-size-complex="12pt"/>
    </style:style>
    <style:style style:name="T26" style:family="text">
      <style:text-properties officeooo:rsid="002d0b0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6">A review providing a reader who is relatively less familiar with the research topic (e.g., an internal/external member of an oral defence committee with adjacent but not direct expertise) an introduction to the general domain. </text:p>
        </text:list-item>
        <text:list-item>
          <text:p text:style-name="P16">An explanation of the overall rationale for how and why the subsequent studies were conducted. For example, the literature underlying the research questions must be sufficiently discussed. </text:p>
        </text:list-item>
        <text:list-item>
          <text:p text:style-name="P16">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3" text:outline-level="1">Introduction</text:h>
      <text:h text:style-name="P14" text:outline-level="2">The ecological niche</text:h>
      <text:p text:style-name="P12"><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8"/>
      <text:p text:style-name="P10"><text:span text:style-name="T5">The theory of the ecological niche integrates ideas first proposed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Elton (1929) defined the niche as the “status of the animal in the community”, focusing on biotic interactions</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for which each axis is an environmental variable.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7"><text:span text:style-name="T3"/></text:p>
      <text:p text:style-name="P12"><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9">have </text:span><text:span text:style-name="T15">been to</text:span><text:span text:style-name="T9"> integrate the Grinnellian and Eltonian niches to better understand why species are found where they are (Sobéron et al., 2007) and how species interact (Gravel et al., 2019). </text:span><text:span text:style-name="T17">This integration of dimensions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12"><text:span text:style-name="T18"/></text:p>
      <text:p text:style-name="P17"><text:span text:style-name="T26">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Niche and neutral processes are now recognized to play roles in explaining ecological succession, communities, and biotic interactions (Gravels et al., 2011, Morales-Castilla et al., 2015, Poisot et al., 2016).</text:span></text:p>
      <text:list xml:id="list3280375711" text:style-name="L2">
        <text:list-item>
          <text:list>
            <text:list-item>
              <text:p text:style-name="P27"><text:a xlink:type="simple" xlink:href="https://doi.org/10.1046/j.1461-0248.2000.00143.x" text:style-name="Internet_20_link" text:visited-style-name="Visited_20_Internet_20_Link"><text:span text:style-name="T25">H</text:span></text:a><text:span text:style-name="T25">ubbell 2000</text:span></text:p>
            </text:list-item>
            <text:list-item>
              <text:p text:style-name="P28"><text:a xlink:type="simple" xlink:href="https://doi.org/10.2307/4072271" text:style-name="Internet_20_link" text:visited-style-name="Visited_20_Internet_20_Link"><text:span text:style-name="T25">B</text:span></text:a><text:span text:style-name="T25">ell</text:span></text:p>
            </text:list-item>
            <text:list-item>
              <text:p text:style-name="P29">Gravel et al. 2011</text:p>
            </text:list-item>
            <text:list-item>
              <text:p text:style-name="P29">Cattin et al., 2013</text:p>
            </text:list-item>
            <text:list-item>
              <text:p text:style-name="P30"><text:a xlink:type="simple" xlink:href="https://doi.org/10.1016/j.tree.2015.03.014" text:style-name="Internet_20_link" text:visited-style-name="Visited_20_Internet_20_Link"><text:span text:style-name="T24">Morales-Castilla et al., 2015</text:span></text:a></text:p>
            </text:list-item>
          </text:list>
        </text:list-item>
      </text:list>
      <text:h text:style-name="Heading_20_2" text:outline-level="2">Biogeography</text:h>
      <text:p text:style-name="P6"><text:tab/>From niche to biogeography</text:p>
      <text:list text:continue-numbering="true" text:style-name="L2">
        <text:list-item>
          <text:list>
            <text:list-item>
              <text:p text:style-name="P18"><text:a xlink:type="simple" xlink:href="https://doi.org/10.1046/j.1461-0248.2000.00143.x" text:style-name="Internet_20_link" text:visited-style-name="Visited_20_Internet_20_Link">Pulliam 2002</text:a></text:p>
            </text:list-item>
            <text:list-item>
              <text:p text:style-name="P20"><text:a xlink:type="simple" xlink:href="https://doi.org/10.2307/4072271" text:style-name="Internet_20_link" text:visited-style-name="Visited_20_Internet_20_Link">Grinnell 1917</text:a></text:p>
            </text:list-item>
            <text:list-item>
              <text:p text:style-name="P18"><text:a xlink:type="simple" xlink:href="https://doi.org/10.1098/rstb.2011.0059" text:style-name="Internet_20_link" text:visited-style-name="Visited_20_Internet_20_Link">Wiens 2011</text:a></text:p>
            </text:list-item>
            <text:list-item>
              <text:p text:style-name="P22"><text:a xlink:type="simple" xlink:href="https://doi.org/10.1016/j.tree.2017.03.008" text:style-name="Internet_20_link" text:visited-style-name="Visited_20_Internet_20_Link"><text:soft-page-break/><text:span text:style-name="T20">Godsoe et al, 2017</text:span></text:a></text:p>
            </text:list-item>
          </text:list>
        </text:list-item>
      </text:list>
      <text:p text:style-name="P6"><text:tab/>Understanding spatial patterns</text:p>
      <text:list text:style-name="L3">
        <text:list-item>
          <text:list>
            <text:list-item>
              <text:p text:style-name="P24"><text:a xlink:type="simple" xlink:href="https://doi.org/10.1111/jbi.13008" text:style-name="Internet_20_link" text:visited-style-name="Visited_20_Internet_20_Link">Matthews et al., 2017</text:a></text:p>
            </text:list-item>
            <text:list-item>
              <text:p text:style-name="P21"><text:a xlink:type="simple" xlink:href="https://www.jstor.org/stable/1931793" text:style-name="Internet_20_link" text:visited-style-name="Visited_20_Internet_20_Link">Preston 1960</text:a></text:p>
            </text:list-item>
            <text:list-item>
              <text:p text:style-name="P21">Arrhenius (1920)</text:p>
            </text:list-item>
          </text:list>
        </text:list-item>
      </text:list>
      <text:p text:style-name="P6"><text:tab/>Ecogeographical rules</text:p>
      <text:list text:style-name="L4">
        <text:list-item>
          <text:list>
            <text:list-item>
              <text:p text:style-name="P32"><text:a xlink:type="simple" xlink:href="https://doi.org/10.1086/381004" text:style-name="Internet_20_link" text:visited-style-name="Visited_20_Internet_20_Link">Hillebrand &amp; Thomas (2004)</text:a></text:p>
            </text:list-item>
            <text:list-item>
              <text:p text:style-name="P32"><text:a xlink:type="simple" xlink:href="https://doi.org/10.1111/j.1461-0248.2007.01020.x" text:style-name="Internet_20_link" text:visited-style-name="Visited_20_Internet_20_Link">Mittelbach et al. (2007)</text:a></text:p>
            </text:list-item>
            <text:list-item>
              <text:p text:style-name="P32"><text:a xlink:type="simple" xlink:href="https://doi.org/10.1073/pnas.1317722111" text:style-name="Internet_20_link" text:visited-style-name="Visited_20_Internet_20_Link">Lammana et al. (2014)</text:a></text:p>
            </text:list-item>
            <text:list-item>
              <text:p text:style-name="P32">Bergmann (1848)</text:p>
            </text:list-item>
            <text:list-item>
              <text:p text:style-name="P32"><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5">
        <text:list-item>
          <text:list>
            <text:list-item>
              <text:p text:style-name="P33"><text:a xlink:type="simple" xlink:href="https://doi.org/10.1111/geb.12925" text:style-name="Internet_20_link" text:visited-style-name="Visited_20_Internet_20_Link">Baiser et al., 2019</text:a></text:p>
            </text:list-item>
            <text:list-item>
              <text:p text:style-name="P33"><text:a xlink:type="simple" xlink:href="https://doi.org/10.1111/ecog.04006" text:style-name="Internet_20_link" text:visited-style-name="Visited_20_Internet_20_Link">Gravel et al., 2019</text:a></text:p>
            </text:list-item>
            <text:list-item>
              <text:p text:style-name="P19"><text:a xlink:type="simple" xlink:href="https://doi.org/10.1111/jbi.14447" text:style-name="Internet_20_link" text:visited-style-name="Visited_20_Internet_20_Link">Windsor et al., 2022</text:a></text:p>
            </text:list-item>
            <text:list-item>
              <text:p text:style-name="P25"><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1"><text:span text:style-name="T2"><text:tab/></text:span><text:span text:style-name="T3">Trait ecology</text:span></text:p>
      <text:list text:style-name="L6">
        <text:list-item>
          <text:list>
            <text:list-item>
              <text:p text:style-name="P34"><text:a xlink:type="simple" xlink:href="https://doi-org.proxy3.library.mcgill.ca/10.1016/j.tree.2006.02.002" text:style-name="Internet_20_link" text:visited-style-name="Visited_20_Internet_20_Link"><text:span text:style-name="T3">M</text:span><text:span text:style-name="T8">cGill et al., 2007</text:span></text:a></text:p>
            </text:list-item>
            <text:list-item>
              <text:p text:style-name="P35"><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37"><text:a xlink:type="simple" xlink:href="https://doi.org/10.1098/rstb.2010.0034" text:style-name="Internet_20_link" text:visited-style-name="Visited_20_Internet_20_Link">Kerney et al., 2010</text:a></text:p>
            </text:list-item>
            <text:list-item>
              <text:p text:style-name="P37"><text:a xlink:type="simple" xlink:href="https://doi.org/10.1111/ele.12081" text:style-name="Internet_20_link" text:visited-style-name="Visited_20_Internet_20_Link">Eklof et al., 2013</text:a></text:p>
            </text:list-item>
            <text:list-item>
              <text:p text:style-name="P37"><text:a xlink:type="simple" xlink:href="https://onlinelibrary.wiley.com/doi/full/10.1111/jbi.13773" text:style-name="Internet_20_link" text:visited-style-name="Visited_20_Internet_20_Link">O’Connor et al., 2020</text:a></text:p>
            </text:list-item>
            <text:list-item>
              <text:p text:style-name="P37"><text:a xlink:type="simple" xlink:href="https://doi.org/10.1111/ecog.03187" text:style-name="Internet_20_link" text:visited-style-name="Visited_20_Internet_20_Link"><text:soft-page-break/>Blonder 2017</text:a></text:p>
            </text:list-item>
            <text:list-item>
              <text:p text:style-name="P37"><text:a xlink:type="simple" xlink:href="https://doi.org/10.1073/pnas.1317722111" text:style-name="Internet_20_link" text:visited-style-name="Visited_20_Internet_20_Link">Lammana et al. (2014)</text:a></text:p>
            </text:list-item>
            <text:list-item>
              <text:p text:style-name="P37"><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19">Advantage of traits</text:span></text:p>
      <text:list text:style-name="L8">
        <text:list-item>
          <text:list>
            <text:list-item>
              <text:p text:style-name="P36"><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3">Data gaps</text:span></text:p>
      <text:list text:style-name="L9">
        <text:list-item>
          <text:list>
            <text:list-item>
              <text:p text:style-name="P38"><text:a xlink:type="simple" xlink:href="https://doi.org/10.1146/annurev-ecolsys-112414-054400" text:style-name="Internet_20_link" text:visited-style-name="Visited_20_Internet_20_Link">Hortal et al., 2015</text:a> shortfalls</text:p>
            </text:list-item>
            <text:list-item>
              <text:p text:style-name="P38"><text:a xlink:type="simple" xlink:href="https://doi.org/10.1111/jbi.14127" text:style-name="Internet_20_link" text:visited-style-name="Visited_20_Internet_20_Link">Poisot et al., 2021</text:a> interactions</text:p>
            </text:list-item>
            <text:list-item>
              <text:p text:style-name="P38"><text:a xlink:type="simple" xlink:href="https://doi.org/10.1111/geb.13184" text:style-name="Internet_20_link" text:visited-style-name="Visited_20_Internet_20_Link">Etard et al, 2020</text:a> traits</text:p>
            </text:list-item>
            <text:list-item>
              <text:p text:style-name="P38"><text:a xlink:type="simple" xlink:href="https://doi.org/10.1111/j.1366-9516.2005.00143.x" text:style-name="Internet_20_link" text:visited-style-name="Visited_20_Internet_20_Link">Whittaker et al., 2005</text:a> conservation</text:p>
            </text:list-item>
            <text:list-item>
              <text:p text:style-name="P38"><text:a xlink:type="simple" xlink:href="https://doi.org/10.1038/ncomms9221" text:style-name="Internet_20_link" text:visited-style-name="Visited_20_Internet_20_Link">Meyer et al., 2015</text:a> vertebrate data bias</text:p>
            </text:list-item>
            <text:list-item>
              <text:p text:style-name="P38"><text:a xlink:type="simple" xlink:href="https://doi.org/10.1111/ele.12624" text:style-name="Internet_20_link" text:visited-style-name="Visited_20_Internet_20_Link">Meyer et al., 2016</text:a> plant data bias</text:p>
            </text:list-item>
            <text:list-item>
              <text:p text:style-name="P39"><text:a xlink:type="simple" xlink:href="https://doi.org/10.1016/j.biocon.2023.110118" text:style-name="Internet_20_link" text:visited-style-name="Visited_20_Internet_20_Link">Garcia-Rosello et al., 2023</text:a> biogeography bias</text:p>
            </text:list-item>
            <text:list-item>
              <text:p text:style-name="P38"><text:a xlink:type="simple" xlink:href="https://doi.org/10.1111/ecog.05793" text:style-name="Internet_20_link" text:visited-style-name="Visited_20_Internet_20_Link">Tessarolo et al., 2021</text:a> uncertainty</text:p>
            </text:list-item>
            <text:list-item>
              <text:p text:style-name="P39"><text:a xlink:type="simple" xlink:href="https://doi.org/10.1111/brv.12105" text:style-name="Internet_20_link" text:visited-style-name="Visited_20_Internet_20_Link">Williams et al., 2014</text:a> season</text:p>
            </text:list-item>
          </text:list>
        </text:list-item>
      </text:list>
      <text:p text:style-name="P9"><text:tab/>Traits used to predict Grinnellian niche</text:p>
      <text:list text:style-name="L10">
        <text:list-item>
          <text:list>
            <text:list-item>
              <text:p text:style-name="P23"><text:a xlink:type="simple" xlink:href="https://doi.org/10.1098/rstb.2010.0034" text:style-name="Internet_20_link" text:visited-style-name="Visited_20_Internet_20_Link"><text:span text:style-name="T20">Kerney et al., 2010</text:span></text:a></text:p>
            </text:list-item>
            <text:list-item>
              <text:p text:style-name="P26"><text:a xlink:type="simple" xlink:href="https://doi.org/10.1111/j.1600-0587.2011.07085.x" text:style-name="Internet_20_link" text:visited-style-name="Visited_20_Internet_20_Link">Pollock et al., 2012</text:a></text:p>
            </text:list-item>
            <text:list-item>
              <text:p text:style-name="P26"><text:a xlink:type="simple" xlink:href="https://doi.org/10.1002/ece3.5969" text:style-name="Internet_20_link" text:visited-style-name="Visited_20_Internet_20_Link">Van Nuland et al., 2020</text:a></text:p>
            </text:list-item>
          </text:list>
        </text:list-item>
      </text:list>
      <text:p text:style-name="Text_20_body"><text:tab/><text:span text:style-name="T19">Traits used to predict Eltonian niche</text:span></text:p>
      <text:list xml:id="list2193790375" text:style-name="L11">
        <text:list-item>
          <text:list>
            <text:list-item>
              <text:p text:style-name="P31"><text:a xlink:type="simple" xlink:href="https://doi.org/10.1111/2041-210X.12103" text:style-name="Internet_20_link" text:visited-style-name="Visited_20_Internet_20_Link">Gravel et al., 2013</text:a></text:p>
            </text:list-item>
            <text:list-item>
              <text:p text:style-name="P31"><text:a xlink:type="simple" xlink:href="https://doi.org/10.1111/1365-2435.12666" text:style-name="Internet_20_link" text:visited-style-name="Visited_20_Internet_20_Link">Bartomeus et al., 2016</text:a></text:p>
            </text:list-item>
            <text:list-item>
              <text:p text:style-name="P31"><text:a xlink:type="simple" xlink:href="https://doi.org/10.1016/j.tree.2015.03.014" text:style-name="Internet_20_link" text:visited-style-name="Visited_20_Internet_20_Link"><text:soft-page-break/>Morales-Castilla et al., 2015</text:a></text:p>
            </text:list-item>
            <text:list-item>
              <text:p text:style-name="P31"><text:a xlink:type="simple" xlink:href="https://doi.org/10.1111/2041-210X.13329" text:style-name="Internet_20_link" text:visited-style-name="Visited_20_Internet_20_Link">Pichler et al., 2020</text:a></text:p>
            </text:list-item>
          </text:list>
        </text:list-item>
      </text:list>
      <text:p text:style-name="Text_20_body"><text:tab/><text:span text:style-name="T19">Assumptions </text:span></text:p>
      <text:h text:style-name="P15" text:outline-level="2">Trophic interactions and food webs</text:h>
      <text:p text:style-name="Text_20_body"><text:tab/><text:span text:style-name="T19">What are trophic interactions, why we care</text:span></text:p>
      <text:list text:style-name="L12">
        <text:list-item>
          <text:list>
            <text:list-item>
              <text:p text:style-name="P41"><text:a xlink:type="simple" xlink:href="https://doi.org/10.2307/1930126" text:style-name="Internet_20_link" text:visited-style-name="Visited_20_Internet_20_Link">Lindeman 1942</text:a></text:p>
            </text:list-item>
            <text:list-item>
              <text:p text:style-name="P41"><text:a xlink:type="simple" xlink:href="https://doi.org/10.1016/j.tree.2020.08.015" text:style-name="Internet_20_link" text:visited-style-name="Visited_20_Internet_20_Link">Pollock et al., 2020</text:a></text:p>
            </text:list-item>
            <text:list-item>
              <text:p text:style-name="P41"><text:a xlink:type="simple" xlink:href="https://doi.org/10.1111/1365-2664.12769" text:style-name="Internet_20_link" text:visited-style-name="Visited_20_Internet_20_Link">Harvey et al., 2016</text:a></text:p>
            </text:list-item>
            <text:list-item>
              <text:p text:style-name="P41"><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2193790375" text:style-name="L11">
        <text:list-item>
          <text:list>
            <text:list-item>
              <text:p text:style-name="P40"><text:a xlink:type="simple" xlink:href="https://doi.org/10.1111/ele.13525" text:style-name="Internet_20_link" text:visited-style-name="Visited_20_Internet_20_Link">Blanchet et al., 2020</text:a></text:p>
            </text:list-item>
            <text:list-item>
              <text:p text:style-name="P40"><text:a xlink:type="simple" xlink:href="https://doi.org/10.1111/ecog.04360" text:style-name="Internet_20_link" text:visited-style-name="Visited_20_Internet_20_Link">Thurman et al., 2019</text:a></text:p>
            </text:list-item>
            <text:list-item>
              <text:p text:style-name="P40"><text:a xlink:type="simple" xlink:href="https://doi.org/10.1016/j.tree.2015.03.014" text:style-name="Internet_20_link" text:visited-style-name="Visited_20_Internet_20_Link">Morales-Castilla et al., 2015</text:a></text:p>
            </text:list-item>
            <text:list-item>
              <text:p text:style-name="P40"><text:a xlink:type="simple" xlink:href="https://doi.org/10.1038/nature09113" text:style-name="Internet_20_link" text:visited-style-name="Visited_20_Internet_20_Link">Gómez et al., 2010</text:a></text:p>
            </text:list-item>
          </text:list>
        </text:list-item>
      </text:list>
      <text:p text:style-name="Text_20_body"><text:tab/><text:span text:style-name="T19">From trophic interactions to food webs</text:span></text:p>
      <text:p text:style-name="Text_20_body"><text:tab/><text:span text:style-name="T19">Food webs emerging properties</text:span></text:p>
      <text:list text:style-name="L13">
        <text:list-item>
          <text:list>
            <text:list-item>
              <text:p text:style-name="P47"><text:a xlink:type="simple" xlink:href="https://doi.org/10.1111/brv.12433" text:style-name="Internet_20_link" text:visited-style-name="Visited_20_Internet_20_Link">Delmas et al., 2019</text:a></text:p>
            </text:list-item>
            <text:list-item>
              <text:p text:style-name="P47"><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6"><text:a xlink:type="simple" xlink:href="https://doi.org/10.1146/annurev-ecolsys-110218-024908" text:style-name="Internet_20_link" text:visited-style-name="Visited_20_Internet_20_Link"><text:span text:style-name="T21">Pringle et al., 2020</text:span></text:a></text:p>
            </text:list-item>
          </text:list>
        </text:list-item>
      </text:list>
      <text:p text:style-name="Text_20_body"><text:tab/><text:span text:style-name="T19">Constraints on food webs</text:span></text:p>
      <text:list text:style-name="L14">
        <text:list-item>
          <text:list>
            <text:list-item>
              <text:p text:style-name="P49"><text:a xlink:type="simple" xlink:href="https://doi.org/10.1111/1365-2656.13652" text:style-name="Internet_20_link" text:visited-style-name="Visited_20_Internet_20_Link"><text:span text:style-name="T21">Saravia et al., 2022</text:span></text:a></text:p>
            </text:list-item>
            <text:list-item>
              <text:p text:style-name="P48"><text:a xlink:type="simple" xlink:href="https://doi.org/10.1038/ncomms14389" text:style-name="Internet_20_link" text:visited-style-name="Visited_20_Internet_20_Link">Grilli et al., 2017</text:a></text:p>
            </text:list-item>
            <text:list-item>
              <text:p text:style-name="P48"><text:a xlink:type="simple" xlink:href="https://doi.org/10.1038/s41559-018-0517-3" text:style-name="Internet_20_link" text:visited-style-name="Visited_20_Internet_20_Link">Galiana et al., 2018</text:a></text:p>
            </text:list-item>
            <text:list-item>
              <text:p text:style-name="P48"><text:a xlink:type="simple" xlink:href="https://doi.org/10.1016/j.tree.2015.09.001" text:style-name="Internet_20_link" text:visited-style-name="Visited_20_Internet_20_Link">McMeans et al., 2015</text:a></text:p>
            </text:list-item>
            <text:list-item>
              <text:p text:style-name="P48"><text:a xlink:type="simple" xlink:href="https://www.jstor.org/stable/3548498" text:style-name="Internet_20_link" text:visited-style-name="Visited_20_Internet_20_Link"><text:soft-page-break/>Thompson &amp; Townsend 2005</text:a></text:p>
            </text:list-item>
          </text:list>
        </text:list-item>
      </text:list>
      <text:h text:style-name="Heading_20_2" text:outline-level="2">Within niche movement and migration in birds</text:h>
      <text:p text:style-name="Text_20_body"><text:tab/><text:span text:style-name="T19">Why bird migrate</text:span></text:p>
      <text:list text:style-name="L15">
        <text:list-item>
          <text:list>
            <text:list-item>
              <text:p text:style-name="P42"><text:a xlink:type="simple" xlink:href="https://doi.org/10.1111/brv.12476" text:style-name="Internet_20_link" text:visited-style-name="Visited_20_Internet_20_Link">Winger et al., 2018</text:a></text:p>
            </text:list-item>
            <text:list-item>
              <text:p text:style-name="P42"><text:a xlink:type="simple" xlink:href="https://doi.org/10.1111/geb.12298" text:style-name="Internet_20_link" text:visited-style-name="Visited_20_Internet_20_Link">Somveille et al., 2015</text:a></text:p>
            </text:list-item>
            <text:list-item>
              <text:p text:style-name="P42"><text:a xlink:type="simple" xlink:href="https://doi.org/10.1111/ecog.03531" text:style-name="Internet_20_link" text:visited-style-name="Visited_20_Internet_20_Link">Somveille et al., 2018</text:a></text:p>
            </text:list-item>
          </text:list>
        </text:list-item>
      </text:list>
      <text:p text:style-name="P9"><text:tab/>Geographic movement and niche movement</text:p>
      <text:p text:style-name="Text_20_body"><text:tab/><text:span text:style-name="T19">Relations to traits</text:span></text:p>
      <text:list text:style-name="L16">
        <text:list-item>
          <text:list>
            <text:list-item>
              <text:p text:style-name="P43"><text:a xlink:type="simple" xlink:href="https://doi.org/10.1111/geb.13722" text:style-name="Internet_20_link" text:visited-style-name="Visited_20_Internet_20_Link">Cohen &amp; Jetz 2023</text:a></text:p>
            </text:list-item>
            <text:list-item>
              <text:p text:style-name="P43"><text:a xlink:type="simple" xlink:href="https://doi.org/10.1098/rspb.2023.1398" text:style-name="Internet_20_link" text:visited-style-name="Visited_20_Internet_20_Link">Cohen et al., 2023</text:a></text:p>
            </text:list-item>
            <text:list-item>
              <text:p text:style-name="P43"><text:a xlink:type="simple" xlink:href="https://doi.org/10.1111/jbi.13351" text:style-name="Internet_20_link" text:visited-style-name="Visited_20_Internet_20_Link">Zurell et al., 2018</text:a></text:p>
            </text:list-item>
            <text:list-item>
              <text:p text:style-name="P43"><text:a xlink:type="simple" xlink:href="https://doi.org/10.1038/s41467-020-19256-0" text:style-name="Internet_20_link" text:visited-style-name="Visited_20_Internet_20_Link">Soriano-Renondo et al., 2020</text:a></text:p>
            </text:list-item>
          </text:list>
        </text:list-item>
      </text:list>
      <text:p text:style-name="P5"><text:tab/><text:span text:style-name="T19">Bird and trait diversity consequences</text:span></text:p>
      <text:list text:style-name="L17">
        <text:list-item>
          <text:list>
            <text:list-item>
              <text:p text:style-name="P44"><text:a xlink:type="simple" xlink:href="https://doi.org/10.1371/journal.pone.0070907" text:style-name="Internet_20_link" text:visited-style-name="Visited_20_Internet_20_Link">Somveille et al., 2013</text:a></text:p>
            </text:list-item>
            <text:list-item>
              <text:p text:style-name="P50"><text:a xlink:type="simple" xlink:href="https://doi.org/10.1111/geb.13460" text:style-name="Internet_20_link" text:visited-style-name="Visited_20_Internet_20_Link"><text:span text:style-name="T22">Ng et al., 2022</text:span></text:a></text:p>
            </text:list-item>
            <text:list-item>
              <text:p text:style-name="P44"><text:a xlink:type="simple" xlink:href="https://doi.org/10.1016/j.cub.2023.01.066" text:style-name="Internet_20_link" text:visited-style-name="Visited_20_Internet_20_Link">Jarzyna et al., 2023</text:a></text:p>
            </text:list-item>
          </text:list>
        </text:list-item>
      </text:list>
      <text:p text:style-name="P5"><text:tab/><text:span text:style-name="T22">Climate change</text:span></text:p>
      <text:list text:style-name="L18">
        <text:list-item>
          <text:list>
            <text:list-item>
              <text:p text:style-name="P45"><text:a xlink:type="simple" xlink:href="https://doi.org/10.1111/1365-2656.13543" text:style-name="Internet_20_link" text:visited-style-name="Visited_20_Internet_20_Link">Zimova et al., 2021</text:a></text:p>
            </text:list-item>
            <text:list-item>
              <text:p text:style-name="P45"><text:a xlink:type="simple" xlink:href="https://doi.org/10.1002/ecs2.4316" text:style-name="Internet_20_link" text:visited-style-name="Visited_20_Internet_20_Link">Sonnleitner et al., 202</text:a>2</text:p>
            </text:list-item>
            <text:list-item>
              <text:p text:style-name="P45"><text:a xlink:type="simple" xlink:href="https://doi.org/10.1111/gcb.16492" text:style-name="Internet_20_link" text:visited-style-name="Visited_20_Internet_20_Link">Neate-Clegg et al., 2022</text:a></text:p>
            </text:list-item>
            <text:list-item>
              <text:p text:style-name="P45"><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3-04T16:18:04.775503615</dc:date>
    <dc:creator>Dominique Caron</dc:creator>
    <meta:editing-duration>PT6H27M1S</meta:editing-duration>
    <meta:editing-cycles>24</meta:editing-cycles>
    <meta:document-statistic meta:table-count="0" meta:image-count="0" meta:object-count="0" meta:page-count="7" meta:paragraph-count="117" meta:word-count="1231" meta:character-count="7348" meta:non-whitespace-character-count="6284"/>
  </office:meta>
</office:document-meta>
</file>